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center" fo:margin-left="0.00pt" fo:text-indent="27.00pt" fo:margin-right="-22.05pt" fo:margin-top="12.00pt" fo:margin-bottom="6.00pt">
        <style:tab-stops>
          <style:tab-stop style:position="0.00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50.00%" fo:text-align="left" fo:margin-left="0.00pt" fo:text-indent="27.00pt" fo:margin-right="-22.05pt" fo:margin-top="12.00pt" fo:margin-bottom="6.00pt">
        <style:tab-stops>
          <style:tab-stop style:position="0.00pt"/>
        </style:tab-stops>
      </style:paragraph-properties>
    </style:style>
    <style:style style:name="P4" style:family="paragraph">
      <style:paragraph-properties fo:line-height="150.00%" fo:text-align="center" fo:margin-left="0.00pt" fo:text-indent="27.00pt" fo:margin-right="-22.05pt" fo:margin-top="12.00pt" fo:margin-bottom="6.00pt">
        <style:tab-stops>
          <style:tab-stop style:position="0.00pt"/>
        </style:tab-stops>
      </style:paragraph-properties>
    </style:style>
    <style:style style:name="P5" style:family="paragraph">
      <style:paragraph-properties fo:line-height="150.00%" fo:text-align="justify" fo:margin-left="0.00pt" fo:text-indent="27.00pt" fo:margin-right="1.30pt" fo:margin-top="12.00pt" fo:margin-bottom="6.00pt">
        <style:tab-stops>
          <style:tab-stop style:position="0.00pt"/>
        </style:tab-stops>
      </style:paragraph-properties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50.00%" fo:text-align="justify" fo:margin-left="0.00pt" fo:text-indent="27.00pt" fo:margin-right="1.30pt">
        <style:tab-stops>
          <style:tab-stop style:position="0.00pt"/>
        </style:tab-stops>
      </style:paragraph-properties>
    </style:style>
    <style:style style:name="P9" style:family="paragraph">
      <style:paragraph-properties fo:line-height="150.00%" fo:text-align="justify" fo:margin-left="0.00pt" fo:text-indent="27.00pt">
        <style:tab-stops>
          <style:tab-stop style:position="0.00pt"/>
        </style:tab-stops>
      </style:paragraph-properties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50.00%" fo:text-align="left" fo:margin-left="-18.00pt" fo:text-indent="18.00pt"/>
    </style:style>
    <style:style style:name="P12" style:family="paragraph">
      <style:paragraph-properties fo:line-height="150.00%" fo:text-align="justify" fo:margin-left="-18.00pt" fo:text-indent="18.00pt">
        <style:tab-stops>
          <style:tab-stop style:position="0.00pt"/>
        </style:tab-stops>
      </style:paragraph-properties>
    </style:style>
    <style:style style:name="P13" style:family="paragraph">
      <style:paragraph-properties fo:line-height="150.00%" fo:text-align="justify">
        <style:tab-stops>
          <style:tab-stop style:position="0.00pt"/>
        </style:tab-stops>
      </style:paragraph-properties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50.00%" fo:text-align="justify" fo:margin-left="-18.00pt" fo:text-indent="18.00pt">
        <style:tab-stops>
          <style:tab-stop style:position="0.0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50.00%" fo:text-align="justify">
        <style:tab-stops>
          <style:tab-stop style:position="0.0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50.00%" fo:text-align="justify">
        <style:tab-stops>
          <style:tab-stop style:position="0.00pt"/>
        </style:tab-stops>
      </style:paragraph-properties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50.00%" fo:text-align="justify" fo:margin-left="-18.00pt" fo:text-indent="18.00pt">
        <style:tab-stops>
          <style:tab-stop style:position="0.0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50.00%" fo:text-align="justify">
        <style:tab-stops>
          <style:tab-stop style:position="0.00pt"/>
        </style:tab-stops>
      </style:paragraph-properties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50.00%" fo:text-align="justify" fo:margin-left="-18.00pt" fo:text-indent="18.00pt">
        <style:tab-stops>
          <style:tab-stop style:position="0.0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50.00%" fo:text-align="justify">
        <style:tab-stops>
          <style:tab-stop style:position="0.0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50.00%" fo:text-align="justify">
        <style:tab-stops>
          <style:tab-stop style:position="0.0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50.00%" fo:text-align="justify">
        <style:tab-stops>
          <style:tab-stop style:position="0.00pt"/>
        </style:tab-stops>
      </style:paragraph-properties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50.00%" fo:text-align="justify">
        <style:tab-stops>
          <style:tab-stop style:position="0.0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50.00%" fo:text-align="justify">
        <style:tab-stops>
          <style:tab-stop style:position="0.00pt"/>
        </style:tab-stops>
      </style:paragraph-properties>
    </style:style>
    <style:style style:name="P35" style:family="paragraph">
      <style:paragraph-properties fo:line-height="100.00%" fo:text-align="left"/>
    </style:style>
  </office:automatic-styles>
  <office:body>
    <office:text>
      <text:p text:style-name="P1"><text:span text:style-name="T1">Несколько примеров на функционалы</text:span></text:p>
      <text:p text:style-name="P2"><text:span text:style-name="T2">Превращение списка в множество. Обратите внимание, что порядок следования элементов в результате не очевидный</text:span></text:p>
      <text:p text:style-name="P2"><text:span text:style-name="T3">(defun consist_of (lst)</text:span></text:p>
      <text:p text:style-name="P2"><text:span text:style-name="T3"><text:tab/>(if member (car lst) (cdr lst) 1 0)</text:span></text:p>
      <text:p text:style-name="P2"><text:span text:style-name="T3">)</text:span></text:p>
      <text:p text:style-name="P2"><text:span text:style-name="T3">(defun all_last_element (lst)</text:span></text:p>
      <text:p text:style-name="P2"><text:span text:style-name="T3"><text:tab/>(if (eql (consist_of lst) 0)</text:span></text:p>
      <text:p text:style-name="P2"><text:span text:style-name="T3"><text:tab/><text:tab/>(list (car lst))</text:span></text:p>
      <text:p text:style-name="P2"><text:span text:style-name="T3"><text:tab/>)</text:span></text:p>
      <text:p text:style-name="P2"><text:span text:style-name="T3">)</text:span></text:p>
      <text:p text:style-name="P2"><text:span text:style-name="T3">(defun collection_to_set (lst)</text:span></text:p>
      <text:p text:style-name="P2"><text:span text:style-name="T3"><text:tab/>(mapcon #'all_last_element lst)</text:span></text:p>
      <text:p text:style-name="P2"><text:span text:style-name="T3">)</text:span></text:p>
      <text:p text:style-name="P2"><text:span text:style-name="T3">(collection_to_set '(i t i g t k s i f k)) -&gt; (g t s i f k)</text:span></text:p>
      <text:p text:style-name="P2"><text:span text:style-name="T4">Для вводимой коллекции: consist_of даёт (1 1 1 0 0 1 0 0 0 0), далее все 0 добавляются в список.</text:span></text:p>
      <text:p text:style-name="P2"><text:span text:style-name="T5"/></text:p>
      <text:p text:style-name="P2"><text:span text:style-name="T6">Функционал, возвращающий декартово произведение списков - (a b) (1 2) - множество всех возможных пар</text:span></text:p>
      <text:p text:style-name="P2"><text:span text:style-name="T7"/></text:p>
      <text:p text:style-name="P2"><text:span text:style-name="T8">(defun decart (X Y)</text:span></text:p>
      <text:p text:style-name="P2"><text:span text:style-name="T8"><text:tab/>(mapcan #'</text:span></text:p>
      <text:p text:style-name="P2"><text:span text:style-name="T8"><text:tab/><text:tab/>(lambda (x)</text:span></text:p>
      <text:p text:style-name="P2"><text:span text:style-name="T8"><text:tab/><text:tab/><text:tab/>(mapcar #'</text:span></text:p>
      <text:p text:style-name="P2"><text:span text:style-name="T8"><text:tab/><text:tab/><text:tab/><text:tab/>(lambda (y) (list x y))</text:span></text:p>
      <text:p text:style-name="P2"><text:span text:style-name="T8"><text:tab/><text:tab/><text:tab/><text:tab/>Y</text:span></text:p>
      <text:p text:style-name="P2"><text:span text:style-name="T8"><text:tab/><text:tab/><text:tab/>)</text:span></text:p>
      <text:p text:style-name="P2"><text:span text:style-name="T8"><text:tab/><text:tab/>)</text:span></text:p>
      <text:p text:style-name="P2"><text:span text:style-name="T8"><text:tab/><text:tab/>X</text:span></text:p>
      <text:p text:style-name="P2"><text:span text:style-name="T8"><text:tab/>)</text:span></text:p>
      <text:p text:style-name="P2"><text:span text:style-name="T8">)</text:span></text:p>
      <text:p text:style-name="P3"><text:span text:style-name="T9"/></text:p>
      <text:p text:style-name="P4"><text:span text:style-name="T10">Рекурсия. Краткие теоретические сведения</text:span></text:p>
      <text:p text:style-name="P5"><text:span text:style-name="T11">Рекурсия — это ссылка на определяемый объект во время его определения. Т.</text:span><text:span text:style-name="T12"> </text:span><text:span text:style-name="T13">к. в Lisp используются рекурсивно определенные структуры (списки), то рекурсия — это естественный принцип обработки таких структур. </text:span></text:p>
      <text:p text:style-name="P6"><text:span text:style-name="T14">Рекурсивная функция вызывает саму себя. Вопрос организации рекурсии — это вопрос эффективного способа организации рекурсии. В LISP существует классификация рекурсивных функций:</text:span></text:p>
      <text:list text:style-name="L7">
        <text:list-item>
          <text:p text:style-name="P7"><text:span text:style-name="T14">простая рекурсия - один рекурсивный вызов в теле</text:span></text:p>
        </text:list-item>
        <text:list-item>
          <text:p text:style-name="P7"><text:span text:style-name="T14">рекурсия первого порядка - рекурсивный вызов встречается несколько раз</text:span></text:p>
        </text:list-item>
        <text:list-item>
          <text:p text:style-name="P7"><text:span text:style-name="T14">взаимная рекурсия - используется несколько функций, рекурсивно вызывающих друг друга.</text:span></text:p>
        </text:list-item>
      </text:list>
      <text:p text:style-name="P8"><text:span text:style-name="T15">В силу возможной сложности и разнообразия постановок задач, возможны комбинации и усложнения приведенных групп функций. Существуют типы рекурсивных функций:<text:s text:c="2"/>хвостовая, дополняемая, множественная, взаимная рекурсия и рекурсия более высокого порядка. </text:span></text:p>
      <text:p text:style-name="P9"><text:span text:style-name="T15">При организации рекурсии можно использовать как функции с именем, так и локально определенные с помощью лямбда выражений функции. Кроме этого, при организации рекурсии можно использовать функционалы или использовать рекурсивную функцию внутри функционала. При изучении рекурсии рекомендуется организовывать и отлаживать реализацию отдельных подзадач исходной задачи, обращая внимание на эффективность реализации и качество работы, а потом, при необходимости, встраивать эти функции в более крупные, возможно в виде<text:s text:c="2"/>ламбда-выражений.</text:span></text:p>
      <text:p text:style-name="P9"><text:span text:style-name="T15">При этом, вопрос<text:s/></text:span><text:span text:style-name="T16">эффективности</text:span><text:span text:style-name="T17"><text:s/>организации рекурсивных функций- ключевой. Кроме этого, ряд проблем связан с организацией выхода из рекурсии. Выход может быть организован не единственным образом. Пример: мы хотим проверить присутствие элемента в списке. Нас интересует только верхний уровень, или все возможные, т.</text:span><text:span text:style-name="T18"> </text:span><text:span text:style-name="T19">е. исходный список структурированный? Два варианта выхода: нашли на первом уровне или нет. Даже в простых случаях возможны варианты реализации, например:</text:span></text:p>
      <text:p text:style-name="P10"><text:span text:style-name="T20">(defun my_member (el lst)</text:span></text:p>
      <text:p text:style-name="P10"><text:span text:style-name="T20"><text:tab/>(cond ( (null lst) nil )</text:span></text:p>
      <text:p text:style-name="P10"><text:span text:style-name="T20"><text:tab/><text:tab/>( (equal el (car lst)) t )</text:span></text:p>
      <text:p text:style-name="P10"><text:span text:style-name="T20"><text:tab/><text:tab/>( t (my_member el (cdr lst)) )</text:span></text:p>
      <text:p text:style-name="P10"><text:span text:style-name="T20"><text:tab/>)</text:span></text:p>
      <text:p text:style-name="P10"><text:span text:style-name="T20">)</text:span></text:p>
      <text:p text:style-name="P10"><text:span text:style-name="T21">Варианты реализации: </text:span></text:p>
      <text:list text:style-name="L11">
        <text:list-item>
          <text:p text:style-name="P11"><text:span text:style-name="T22">(my 'a '(b a c)) -&gt; t</text:span></text:p>
        </text:list-item>
        <text:list-item>
          <text:p text:style-name="P12"><text:span text:style-name="T23">(my nil ()) → nil<text:s text:c="3"/>,<text:s/></text:span><text:span text:style-name="T24">а так должно быть? Что сделать, если здесь хотим Т?</text:span></text:p>
        </text:list-item>
      </text:list>
      <text:p text:style-name="P13"><text:span text:style-name="T24">Т.о. - основное правило: при построении условного выражения первое условие<text:s text:c="2"/>- это всегда выход из рекурсии, но если условий выхода несколько, то надо думать о порядке их следования. Некачественный выход из рекурсии может привести к переполнению памяти из-за "лишних" рекурсивных вызовов. Кроме того возможна потеря аргумента - кажется что функция возвращает результат и он используется, но на деле результат теряется и ответ неверен. (Напишите вариант вычисления N-ого числа Фибоначчи).</text:span></text:p>
      <text:p text:style-name="P13"><text:span text:style-name="T25">Классификация рекурсивных функций:</text:span></text:p>
      <text:list text:style-name="L14">
        <text:list-item>
          <text:p text:style-name="P14"><text:span text:style-name="T25">Хвостовая рекурсия.</text:span><text:span text:style-name="T26"><text:s/>В целях повышения эффективности рекурсивных функций рекомендуется формировать результат не на выходе из рекурсии, а на входе в рекурсию, все действия выполняя до ухода на следующий шаг рекурсии. Это и есть хвостовая рекурсия. В общем виде хвостовая рекурсия описывается так:</text:span></text:p>
        </text:list-item>
      </text:list>
      <text:p text:style-name="P15"><text:span text:style-name="T27">(defun fun (x)</text:span></text:p>
      <text:p text:style-name="P15"><text:span text:style-name="T27"><text:tab/>(cond<text:tab/>(end_test1<text:tab/>end_value1)</text:span></text:p>
      <text:p text:style-name="P15"><text:span text:style-name="T27"><text:tab/><text:tab/><text:tab/>...</text:span></text:p>
      <text:p text:style-name="P15"><text:span text:style-name="T27"><text:tab/><text:tab/>(end_testN<text:tab/>end_valueN)</text:span></text:p>
      <text:p text:style-name="P16"><text:span text:style-name="T28"><text:tab/><text:tab/>( t<text:tab/><text:tab/>(fun reduced_x) )</text:span></text:p>
      <text:p text:style-name="P16"><text:span text:style-name="T28"><text:tab/>) )</text:span></text:p>
      <text:p text:style-name="P16"><text:span text:style-name="T28">EX:<text:s/></text:span><text:span text:style-name="T29">Найти первый нечетный элемент в списке на ВСЕХ его уровнях:</text:span></text:p>
      <text:p text:style-name="P17"><text:span text:style-name="T30">(defun firstodd (lst)</text:span></text:p>
      <text:p text:style-name="P17"><text:span text:style-name="T30"><text:tab/>(cond<text:tab/>( (null lst)<text:tab/>nil)</text:span></text:p>
      <text:p text:style-name="P17"><text:span text:style-name="T30"><text:tab/><text:tab/>( (oddp (first_a lst))<text:tab/>(first_a lst) )</text:span></text:p>
      <text:p text:style-name="P17"><text:span text:style-name="T30"><text:tab/><text:tab/>( t<text:tab/>(first_odd (cdr lst)) )</text:span></text:p>
      <text:p text:style-name="P18"><text:span text:style-name="T31">)) ,<text:s/></text:span><text:span text:style-name="T32">здесь first_а - выделяет атом из головы списка</text:span></text:p>
      <text:p text:style-name="P19"><text:span text:style-name="T33">(defun first_</text:span><text:span text:style-name="T34">а (lst)<text:s text:c="65"/>(проверить ВСЕГДА ли работает ?)</text:span></text:p>
      <text:p text:style-name="P19"><text:span text:style-name="T35"><text:tab/>(cond<text:tab/>( (atom lst) lst )</text:span></text:p>
      <text:p text:style-name="P19"><text:span text:style-name="T35"><text:tab/><text:tab/><text:tab/>( t (first_</text:span><text:span text:style-name="T36">а (car lst)) )</text:span></text:p>
      <text:p text:style-name="P19"><text:span text:style-name="T37">))</text:span></text:p>
      <text:list text:style-name="L20">
        <text:list-item>
          <text:p text:style-name="P20"><text:span text:style-name="T38">Возможна</text:span><text:span text:style-name="T39"><text:s/>рекурсия по нескольким параметрам</text:span></text:p>
        </text:list-item>
      </text:list>
      <text:p text:style-name="P21"><text:span text:style-name="T40">(defun fun (n x)</text:span></text:p>
      <text:p text:style-name="P21"><text:span text:style-name="T40"><text:tab/>(cond<text:tab/>(end_test<text:tab/>end_value)</text:span></text:p>
      <text:p text:style-name="P21"><text:span text:style-name="T40"><text:tab/><text:tab/></text:span><text:span text:style-name="T41">( t<text:tab/>(fun (reduced_n) (reduced_x))</text:span></text:p>
      <text:p text:style-name="P22"><text:span text:style-name="T41"><text:tab/>) )</text:span></text:p>
      <text:p text:style-name="P22"><text:span text:style-name="T41">EX:</text:span></text:p>
      <text:p text:style-name="P22"><text:span text:style-name="T41">(defun my_nth (lst n)</text:span></text:p>
      <text:p text:style-name="P22"><text:span text:style-name="T41"><text:tab/>(cond ( (null lst) nil)</text:span></text:p>
      <text:p text:style-name="P22"><text:span text:style-name="T41"><text:tab/>((= n 0) (car lst))</text:span></text:p>
      <text:p text:style-name="P22"><text:span text:style-name="T41"><text:tab/>(t (my_nth (cdr lst) (- n 1)))</text:span></text:p>
      <text:p text:style-name="P22"><text:span text:style-name="T41"><text:tab/>) )</text:span></text:p>
      <text:list text:style-name="L23">
        <text:list-item>
          <text:p text:style-name="P23"><text:span text:style-name="T42">Дополняемая рекурсия</text:span><text:span text:style-name="T43"><text:s/>— при обращении к рекурсивной функции используется дополнительная функция не в аргументе вызова , а вне его</text:span></text:p>
        </text:list-item>
      </text:list>
      <text:p text:style-name="P24"><text:span text:style-name="T44">(defun fun (x)</text:span></text:p>
      <text:p text:style-name="P24"><text:span text:style-name="T44"><text:tab/>(cond<text:tab/>(test end_value)</text:span></text:p>
      <text:p text:style-name="P24"><text:span text:style-name="T44"><text:tab/><text:tab/><text:tab/>(t (</text:span><text:span text:style-name="T45">add_fun<text:tab/></text:span><text:span text:style-name="T46">add_value<text:tab/>(fun reduced_x)) )</text:span></text:p>
      <text:p text:style-name="P25"><text:span text:style-name="T47">))</text:span></text:p>
      <text:p text:style-name="P25"><text:span text:style-name="T47">EX1:</text:span></text:p>
      <text:p text:style-name="P26"><text:span text:style-name="T48">(defun my_len (lst)</text:span></text:p>
      <text:p text:style-name="P26"><text:span text:style-name="T48"><text:tab/>(cond<text:tab/>( (null lst) 0 )</text:span></text:p>
      <text:p text:style-name="P26"><text:span text:style-name="T48"><text:tab/><text:tab/><text:tab/>( t (+ 1 (my_len (cdr lst))) )</text:span></text:p>
      <text:p text:style-name="P27"><text:span text:style-name="T49">))</text:span></text:p>
      <text:p text:style-name="P27"><text:span text:style-name="T50">В качестве дополнительной функции в дополняемой рекурсии очень часто используется cons , которая формирует результат.</text:span></text:p>
      <text:p text:style-name="P27"><text:span text:style-name="T51">EX2:<text:s/></text:span><text:span text:style-name="T52">Сортировка.</text:span></text:p>
      <text:p text:style-name="P28"><text:span text:style-name="T53">(defun insert_help (x lst)</text:span></text:p>
      <text:p text:style-name="P28"><text:span text:style-name="T53"><text:tab/>(cond<text:tab/>( (null lst) (list x) )</text:span></text:p>
      <text:p text:style-name="P28"><text:span text:style-name="T53"><text:tab/><text:tab/><text:tab/>( (&lt;= x (car lst)) (cons x lst) ) ;<text:s/></text:span><text:span text:style-name="T54">важно - cons может давать точечную пару, а не список</text:span></text:p>
      <text:p text:style-name="P28"><text:span text:style-name="T55"><text:tab/><text:tab/><text:tab/>( t (cons (car lst) (insert_help x (cdr lst))) )</text:span></text:p>
      <text:p text:style-name="P28"><text:span text:style-name="T55">))</text:span></text:p>
      <text:p text:style-name="P28"><text:span text:style-name="T55">(defun sort_help (lst1 lst2) ;lst2 -<text:s/></text:span><text:span text:style-name="T56">упорядоченный</text:span></text:p>
      <text:p text:style-name="P28"><text:span text:style-name="T57"><text:tab/>(cond<text:tab/>( (null lst1) lst2 )</text:span></text:p>
      <text:p text:style-name="P28"><text:span text:style-name="T57"><text:tab/><text:tab/><text:tab/>( t (sort_help<text:tab/>(cdr lst1)</text:span></text:p>
      <text:p text:style-name="P28"><text:span text:style-name="T57"><text:tab/><text:tab/><text:tab/><text:tab/><text:tab/><text:tab/><text:tab/>(insert_help (car lst1) lst2)</text:span></text:p>
      <text:p text:style-name="P28"><text:span text:style-name="T57"><text:tab/><text:tab/><text:tab/><text:tab/>) )</text:span></text:p>
      <text:p text:style-name="P28"><text:span text:style-name="T57">))</text:span></text:p>
      <text:p text:style-name="P28"><text:span text:style-name="T57">(defun sort_ins (lst) ;<text:s/></text:span><text:span text:style-name="T58">функция-обёртка, предоставляемая пользователю</text:span></text:p>
      <text:p text:style-name="P28"><text:span text:style-name="T59"><text:tab/>( sort_help lst () )</text:span></text:p>
      <text:p text:style-name="P29"><text:span text:style-name="T59">)</text:span></text:p>
      <text:list text:style-name="L30">
        <text:list-item>
          <text:p text:style-name="P30"><text:span text:style-name="T60">Выделяют группу функций множественной рекурсии</text:span><text:span text:style-name="T61">. На одной ветке происходит сразу несколько рекурсивных вызовов. Количество условий выхода также может зависеть от задачи.</text:span></text:p>
        </text:list-item>
      </text:list>
      <text:p text:style-name="P31"><text:span text:style-name="T62">(defun fun (x)</text:span></text:p>
      <text:p text:style-name="P31"><text:span text:style-name="T62"><text:tab/>(cond<text:tab/>(test end_val)</text:span></text:p>
      <text:p text:style-name="P31"><text:span text:style-name="T62"><text:tab/><text:tab/><text:tab/>( t (combine<text:tab/>(fun changed1_x)</text:span></text:p>
      <text:p text:style-name="P31"><text:span text:style-name="T62"><text:tab/><text:tab/><text:tab/><text:tab/><text:tab/>(fun changed2_x))</text:span></text:p>
      <text:p text:style-name="P31"><text:span text:style-name="T62"><text:tab/><text:tab/><text:tab/>)</text:span></text:p>
      <text:p text:style-name="P32"><text:span text:style-name="T62">))</text:span></text:p>
      <text:p text:style-name="P33"><text:span text:style-name="T62">EX:</text:span></text:p>
      <text:p text:style-name="P33"><text:span text:style-name="T63">Часто в вызовах с измененным х используются car и cdr .</text:span></text:p>
      <text:p text:style-name="P33"><text:span text:style-name="T63">Пример: поиск первого числа в смешанном списке.</text:span></text:p>
      <text:p text:style-name="P33"><text:span text:style-name="T64">(defun first_num (lst)</text:span></text:p>
      <text:p text:style-name="P33"><text:span text:style-name="T64"><text:tab/>(cond<text:tab/>( (numberp lst) lst )</text:span></text:p>
      <text:p text:style-name="P33"><text:span text:style-name="T64"><text:tab/><text:tab/><text:tab/>( (atom lst) nil )</text:span></text:p>
      <text:p text:style-name="P33"><text:span text:style-name="T64"><text:tab/><text:tab/><text:tab/>(t (or<text:tab/>(first_num (car lst))</text:span></text:p>
      <text:p text:style-name="P33"><text:span text:style-name="T64"><text:tab/><text:tab/><text:tab/><text:tab/><text:tab/>(first_num (cdr lst))</text:span></text:p>
      <text:p text:style-name="P33"><text:span text:style-name="T64"><text:tab/><text:tab/><text:tab/><text:tab/>)</text:span></text:p>
      <text:p text:style-name="P33"><text:span text:style-name="T64"><text:tab/><text:tab/><text:tab/>)</text:span></text:p>
      <text:p text:style-name="P34"><text:span text:style-name="T64">))</text:span></text:p>
      <text:p text:style-name="P35"><text:span text:style-name="T64">; --------------------------------------</text:span><text:span text:style-name="T65">рекурсивный вызов можно организовывать многократно с помощью функционалов:</text:span></text:p>
      <text:p text:style-name="P35"><text:span text:style-name="T66">(defun cons_cells (lst) </text:span></text:p>
      <text:p text:style-name="P35"><text:span text:style-name="T66"><text:tab/>(if (atom lst) 0</text:span></text:p>
      <text:p text:style-name="P35"><text:span text:style-name="T66"><text:tab/><text:tab/>(+ (length lst)</text:span></text:p>
      <text:p text:style-name="P35"><text:span text:style-name="T66"><text:tab/><text:tab/><text:tab/>(reduce #'+ (mapcar #'cons_cells lst))</text:span></text:p>
      <text:p text:style-name="P35"><text:span text:style-name="T66"><text:tab/><text:tab/>)</text:span></text:p>
      <text:p text:style-name="P35"><text:span text:style-name="T66"><text:tab/>)</text:span></text:p>
      <text:p text:style-name="P35"><text:span text:style-name="T66">)</text:span></text:p>
      <text:p text:style-name="P35"><text:span text:style-name="T66">;<text:s/></text:span><text:span text:style-name="T67">количество СПИСКОВЫХ ЯЧЕЕК, а не значений как таковых, проверять на списках из ЛР1 з.1</text:span></text:p>
      <text:p text:style-name="P35"><text:span text:style-name="T68">; -------------------------------------------</text:span><text:span text:style-name="T69">Для превращения не хвостовой рекурсии в хвостовую и в целях формирования результата (результирующего списка) на входе в рекурсию, рекомендуется использовать дополнительные (рабочие) параметры. При этом становится необходимым создат фунецию — оболочку для реализации очевидного обращения к функции:</text:span></text:p>
      <text:p text:style-name="P35"><text:span text:style-name="T70">(defun into_one_level (lst)</text:span></text:p>
      <text:p text:style-name="P35"><text:span text:style-name="T70"><text:tab/>( into_one lst () )</text:span></text:p>
      <text:p text:style-name="P35"><text:span text:style-name="T70">)</text:span></text:p>
      <text:p text:style-name="P35"><text:span text:style-name="T70">(defun into_one (lst rst)</text:span></text:p>
      <text:p text:style-name="P35"><text:span text:style-name="T70"><text:tab/>(cond<text:tab/>( (null lst) rst )</text:span></text:p>
      <text:p text:style-name="P35"><text:span text:style-name="T70"><text:tab/><text:tab/>( (atom lst) (cons lst rst) )</text:span></text:p>
      <text:p text:style-name="P35"><text:span text:style-name="T70"><text:tab/><text:tab/>( t (into_one<text:tab/>(car lst)</text:span></text:p>
      <text:p text:style-name="P35"><text:span text:style-name="T70"><text:tab/><text:tab/><text:tab/><text:tab/>(into_one (cdr lst) rst)</text:span></text:p>
      <text:p text:style-name="P35"><text:span text:style-name="T70"><text:tab/><text:tab/><text:tab/><text:tab/>)</text:span></text:p>
      <text:p text:style-name="P35"><text:span text:style-name="T70"><text:tab/><text:tab/><text:tab/>)</text:span></text:p>
      <text:p text:style-name="P35"><text:span text:style-name="T70"><text:tab/>)</text:span></text:p>
      <text:p text:style-name="P35"><text:span text:style-name="T70">)</text:span></text:p>
      <text:p text:style-name="P35"><text:span text:style-name="T7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